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 style:list-style-name="L1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o: Dr. Harackiewicz, Dr. Osborne, Mrs. Purcell, Dr. Weston</text:p>
      <text:p text:style-name="Standard">From: Joseph Lenox, Project Manager Team 74</text:p>
      <text:p text:style-name="Standard">Date: 02/19/2009</text:p>
      <text:p text:style-name="Standard">Subject: Team 74 Written Progress Report</text:p>
      <text:p text:style-name="Standard"/>
      <text:p text:style-name="Standard">The purpose of this memo is to summarize for the course instructors the current state of the PC-based modular diagnostics tool project.</text:p>
      <text:p text:style-name="Standard"/>
      <text:p text:style-name="P1">Major Problems and Plans to Overcome</text:p>
      <text:p text:style-name="P2">You'll have to fill this in guys I'm really not sure.</text:p>
      <text:p text:style-name="P1"/>
      <text:p text:style-name="P1">Major Design Changes Since Proposal</text:p>
      <text:p text:style-name="P1"/>
      <text:p text:style-name="P1">Design Items Completed</text:p>
      <text:p text:style-name="P2">The following items have been fully designed:</text:p>
      <text:list xml:id="list27569873" text:style-name="L1">
        <text:list-item>
          <text:p text:style-name="P3">The signal conditioner</text:p>
        </text:list-item>
      </text:list>
      <text:p text:style-name="P1"/>
      <text:p text:style-name="P1">What is Needed </text:p>
      <text:p text:style-name="Standard"/>
      <text:p text:style-name="Standard"/>
      <text:p text:style-name="Standard">We would like to invite you to our oral progress report, which is taking place on Thursday, February 26, 2009 from 3:15-3:30 P.M. in EGRA 111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Quixley Foxford</meta:initial-creator>
    <meta:creation-date>2009-02-18T07:23:01.17</meta:creation-date>
    <dc:date>2009-02-18T07:47:06.12</dc:date>
    <dc:creator>Quixley Foxford</dc:creator>
    <meta:editing-duration>PT00H24M10S</meta:editing-duration>
    <meta:editing-cycles>5</meta:editing-cycles>
    <meta:generator>OpenOffice.org/3.0$Win32 OpenOffice.org_project/300m9$Build-9358</meta:generator>
    <meta:document-statistic meta:table-count="0" meta:image-count="0" meta:object-count="0" meta:page-count="1" meta:paragraph-count="13" meta:word-count="110" meta:character-count="663"/>
  </office:meta>
</office:document-meta>
</file>